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egoe UI" svg:font-family="'Segoe UI', system-ui, 'Apple Color Emoji', 'Segoe UI Emoj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orphans="2" fo:widows="2" fo:text-indent="0cm" style:auto-text-indent="false"/>
    </style:style>
    <style:style style:name="P2" style:family="paragraph" style:parent-style-name="Text_20_body">
      <style:paragraph-properties fo:orphans="2" fo:widows="2"/>
      <style:text-properties fo:font-variant="normal" fo:text-transform="none" style:font-name="Segoe UI" fo:font-size="11pt" fo:letter-spacing="normal" fo:font-style="normal" fo:font-weight="normal"/>
    </style:style>
    <style:style style:name="P3" style:family="paragraph" style:parent-style-name="Text_20_body" style:list-style-name="L1">
      <style:paragraph-properties fo:orphans="2" fo:widows="2"/>
    </style:style>
    <style:style style:name="P4" style:family="paragraph" style:parent-style-name="Text_20_body" style:list-style-name="L3">
      <style:paragraph-properties fo:orphans="2" fo:widows="2"/>
    </style:style>
    <style:style style:name="P5" style:family="paragraph" style:parent-style-name="Text_20_body">
      <style:paragraph-properties fo:orphans="2" fo:widows="2"/>
      <style:text-properties fo:font-variant="normal" fo:text-transform="none" style:font-name="Segoe UI" fo:font-size="11pt" fo:letter-spacing="normal" fo:font-style="normal" fo:font-weight="normal"/>
    </style:style>
    <style:style style:name="P6" style:family="paragraph" style:parent-style-name="Text_20_body" style:list-style-name="L1">
      <style:paragraph-properties fo:orphans="2" fo:widows="2"/>
      <style:text-properties fo:font-variant="normal" fo:text-transform="none" style:font-name="Segoe UI" fo:font-size="11pt" fo:letter-spacing="normal" fo:font-style="normal" fo:font-weight="normal"/>
    </style:style>
    <style:style style:name="P7" style:family="paragraph" style:parent-style-name="Text_20_body" style:list-style-name="L2">
      <style:paragraph-properties fo:orphans="2" fo:widows="2"/>
      <style:text-properties fo:font-variant="normal" fo:text-transform="none" style:font-name="Segoe UI" fo:font-size="11pt" fo:letter-spacing="normal" fo:font-style="normal" fo:font-weight="normal"/>
    </style:style>
    <style:style style:name="P8" style:family="paragraph" style:parent-style-name="Text_20_body" style:list-style-name="L3">
      <style:paragraph-properties fo:orphans="2" fo:widows="2"/>
      <style:text-properties fo:font-variant="normal" fo:text-transform="none" style:font-name="Segoe UI" fo:font-size="11pt" fo:letter-spacing="normal" fo:font-style="normal" fo:font-weight="normal"/>
    </style:style>
    <style:style style:name="T1" style:family="text">
      <style:text-properties fo:font-variant="normal" fo:text-transform="none" style:font-name="Segoe UI" fo:font-size="11pt" fo:letter-spacing="normal" fo:font-style="normal" fo:font-weight="normal"/>
    </style:style>
    <style:style style:name="T2" style:family="text">
      <style:text-properties fo:font-size="11pt"/>
    </style:style>
    <style:style style:name="T3" style:family="text">
      <style:text-properties fo:font-size="11pt" fo:font-weight="bold"/>
    </style:style>
    <style:style style:name="T4" style:family="text">
      <style:text-properties fo:font-weight="normal"/>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Ejercicio 1.</text:span></text:span><text:span text:style-name="T1"> Editar un fichero, usando el editor vi, que contenga en cada línea los comandos necesarios para resolver cada uno de los apartados siguientes, teniendo en cuenta que dichas acciones se realizarán a partir del directorio de inicio. Mientras no se indique lo contrario, todas las acciones se realizarán en dicho directorio de inicio y cada apartado se deberá resolver en una única línea de comandos (sin usar el carácter ;).</text:span></text:p>
      <text:list xml:id="list8480208801203768639" text:style-name="L1">
        <text:list-item>
          <text:p text:style-name="P3"><text:span text:style-name="T1">Crea un fichero llamado </text:span><text:span text:style-name="Emphasis"><text:span text:style-name="T1">prueba</text:span></text:span><text:span text:style-name="T1">, que contenga el listado largo del directorio "/home".</text:span></text:p>
          <text:p text:style-name="P6">ls -R ../ <text:s/>&gt; prueba</text:p>
        </text:list-item>
        <text:list-item>
          <text:p text:style-name="P3"><text:span text:style-name="T1">Visualiza el número de inode del fichero </text:span><text:span text:style-name="Emphasis"><text:span text:style-name="T1">prueba</text:span></text:span><text:span text:style-name="T1">.</text:span></text:p>
        </text:list-item>
      </text:list>
      <text:p text:style-name="P2"><text:tab/>ls -i prueba</text:p>
      <text:list xml:id="list31546852" text:continue-numbering="true" text:style-name="L1">
        <text:list-item>
          <text:p text:style-name="P3"><text:span text:style-name="T1">Crea un enlace al fichero creado en el paso a) que se llame </text:span><text:span text:style-name="Emphasis"><text:span text:style-name="T1">enlace_prueba</text:span></text:span><text:span text:style-name="T1">.</text:span></text:p>
          <text:p text:style-name="P6">ln -s prueba enlace_prueba</text:p>
        </text:list-item>
        <text:list-item>
          <text:p text:style-name="P3"><text:span text:style-name="T1">Visualiza el número de inode del fichero </text:span><text:span text:style-name="Emphasis"><text:span text:style-name="T1">enlace_prueba</text:span></text:span><text:span text:style-name="T1">.</text:span></text:p>
          <text:p text:style-name="P6">ls -i enace_prueba</text:p>
        </text:list-item>
        <text:list-item>
          <text:p text:style-name="P3"><text:span text:style-name="T1">Visualiza el contenido del fichero </text:span><text:span text:style-name="Emphasis"><text:span text:style-name="T1">enlace_prueba</text:span></text:span><text:span text:style-name="T1">.</text:span></text:p>
          <text:p text:style-name="P6">cat enlace_prueba</text:p>
        </text:list-item>
        <text:list-item>
          <text:p text:style-name="P3"><text:span text:style-name="T1">Realiza un listado largo del directorio de trabajo actual y comprueba la información que proporciona de los ficheros prueba y </text:span><text:span text:style-name="Emphasis"><text:span text:style-name="T1">enlace_prueba</text:span></text:span><text:span text:style-name="T1">.</text:span></text:p>
          <text:p text:style-name="P6">ls -l</text:p>
        </text:list-item>
        <text:list-item>
          <text:p text:style-name="P6">Cuenta el número de líneas del fichero prueba que contengan el signo de subrayado.</text:p>
          <text:p text:style-name="P6">grep "_" prueba</text:p>
        </text:list-item>
      </text:list>
      <text:p text:style-name="P2"><text:tab/>No hay nada subrayado en el archivo.</text:p>
      <text:list xml:id="list31540779" text:continue-numbering="true" text:style-name="L1">
        <text:list-item>
          <text:p text:style-name="P3"><text:span text:style-name="T1">Crea un fichero </text:span><text:span text:style-name="Emphasis"><text:span text:style-name="T1">filtro1 </text:span></text:span><text:span text:style-name="T1">con las líneas del fichero prueba que contengan el carácter : seguido de cualquier carácter y a continuación un dígito del 0 al 3.</text:span></text:p>
        </text:list-item>
        <text:list-item>
          <text:p text:style-name="P3"><text:span text:style-name="T1">Crea un fichero </text:span><text:span text:style-name="Emphasis"><text:span text:style-name="T1">filtro2 </text:span></text:span><text:span text:style-name="T1">con las líneas del fichero prueba que terminen por algún dígito.</text:span></text:p>
        </text:list-item>
        <text:list-item>
          <text:p text:style-name="P6">Cambia de modo simbólico los permisos del fichero prueba de forma que se le dé permiso de ejecución al propietario, permiso de lectura y escritura al grupo, y se le quite el permiso de lectura al resto de usuarios.</text:p>
          <text:p text:style-name="P6">chmod u+x,g+rw,o-r prueba</text:p>
        </text:list-item>
        <text:list-item>
          <text:p text:style-name="P6">Crea un directorio.</text:p>
          <text:p text:style-name="P6">mkdir dir1</text:p>
        </text:list-item>
        <text:list-item>
          <text:p text:style-name="P6">Crea un fichero dentro del directorio creado cuyo contenido sean las 7 últimas líneas del fichero prueba.</text:p>
          <text:p text:style-name="P6">tail -7 prueba &gt; dir1/ultimas7</text:p>
        </text:list-item>
        <text:list-item>
          <text:p text:style-name="P6">Muestra por pantalla, de las 12 últimas líneas del fichero prueba, el número de líneas, palabras y bytes que tienen dichas líneas.</text:p>
          <text:p text:style-name="P6">tail -12 prueba | wc </text:p>
        </text:list-item>
        <text:list-item>
          <text:p text:style-name="P6">Cambia de modo absoluto los permisos al fichero prueba para que queden:-wxrwx—x</text:p>
          <text:p text:style-name="P6">chmod 371 prueba</text:p>
        </text:list-item>
        <text:list-item>
          <text:p text:style-name="P6"><text:soft-page-break/>Cambia la máscara para crear los siguientes permisos por defecto: ficheros --&gt;-w-r--rw- directorios --&gt;-w-r-xrwx</text:p>
          <text:p text:style-name="P6">unmaks 1257 </text:p>
        </text:list-item>
        <text:list-item>
          <text:p text:style-name="P3"><text:span text:style-name="T1">Elimina el fichero </text:span><text:span text:style-name="Emphasis"><text:span text:style-name="T1">prueba</text:span></text:span><text:span text:style-name="T1">.</text:span></text:p>
          <text:p text:style-name="P3"><text:span text:style-name="T1">rm prueba</text:span></text:p>
        </text:list-item>
        <text:list-item>
          <text:p text:style-name="P3"><text:span text:style-name="T1">Visualiza el contenido del fichero </text:span><text:span text:style-name="Emphasis"><text:span text:style-name="T1">enlace_prueba</text:span></text:span><text:span text:style-name="T1">.</text:span></text:p>
          <text:p text:style-name="P3"><text:span text:style-name="T1"/></text:p>
        </text:list-item>
        <text:list-item>
          <text:p text:style-name="P3"><text:span text:style-name="T1">Realiza un listado largo del directorio de trabajo actual y comprueba la información que proporciona de los ficheros prueba y </text:span><text:span text:style-name="Emphasis"><text:span text:style-name="T1">enlace_prueba</text:span></text:span><text:span text:style-name="T1">.</text:span></text:p>
        </text:list-item>
        <text:list-item>
          <text:p text:style-name="P3"><text:span text:style-name="T1">Elimina el fichero </text:span><text:span text:style-name="Emphasis"><text:span text:style-name="T1">enlace_prueba</text:span></text:span><text:span text:style-name="T1">.</text:span></text:p>
        </text:list-item>
        <text:list-item>
          <text:p text:style-name="P6">Repite el paso 18).</text:p>
        </text:list-item>
      </text:list>
      <text:p text:style-name="P2"/>
      <text:p text:style-name="P2"/>
      <text:p text:style-name="P2"><text:span text:style-name="Strong_20_Emphasis"><text:span text:style-name="T4">Ejercicio 2. </text:span></text:span>Editar un fichero, usando el editor vi, que contenga en cada línea los comandos necesarios para resolver cada uno de los apartados siguientes, teniendo en cuenta que dichas acciones se realizarán a partir del directorio de inicio. Mientras no se indique lo contrario, todas las acciones se realizarán en dicho directorio de inicio y cada apartado se deberá resolver en una única línea de comandos (sin usar el carácter ;).</text:p>
      <text:list xml:id="list8254721348762192026" text:style-name="L3">
        <text:list-item>
          <text:p text:style-name="P8">Muestra por pantalla tus apellidos y nombre.</text:p>
          <text:p text:style-name="P8">who</text:p>
        </text:list-item>
        <text:list-item>
          <text:p text:style-name="P8">Comprobar la fecha y la hora desde que están conectados todos los usuarios actuales de la máquina.</text:p>
          <text:p text:style-name="P8">last</text:p>
        </text:list-item>
        <text:list-item>
          <text:p text:style-name="P4"><text:span text:style-name="T1">Crea un directorio llamado </text:span><text:span text:style-name="Emphasis"><text:span text:style-name="T1">directorio1</text:span></text:span><text:span text:style-name="T1">.</text:span></text:p>
          <text:p text:style-name="P4"><text:span text:style-name="T1">mkdir directorio1</text:span></text:p>
        </text:list-item>
        <text:list-item>
          <text:p text:style-name="P4"><text:span text:style-name="T1">Copia en tu directorio </text:span><text:span text:style-name="Emphasis"><text:span text:style-name="T1">directorio1 </text:span></text:span><text:span text:style-name="T1">el fichero copiar que se encuentra en el directorio /</text:span><text:span text:style-name="Emphasis"><text:span text:style-name="T1">home</text:span></text:span><text:span text:style-name="T1">/</text:span><text:span text:style-name="Emphasis"><text:span text:style-name="T1">ficherosdatos</text:span></text:span><text:span text:style-name="T1">.</text:span></text:p>
          <text:p text:style-name="P4"><text:span text:style-name="T1"/></text:p>
        </text:list-item>
        <text:list-item>
          <text:p text:style-name="P8">Muestra en orden alfabético el contenido del fichero copiar eliminando las líneas duplicadas.</text:p>
          <text:p text:style-name="P8">sort -u directorio1/copiar </text:p>
        </text:list-item>
        <text:list-item>
          <text:p text:style-name="P8">Usando el editor vi, crea un fichero llamado dígitos que contenga en líneas distintas y en orden creciente, los diez dígitos decimales escritos en letra usando el castellano.</text:p>
          <text:p text:style-name="P8">vi directorio1/digitos</text:p>
        </text:list-item>
      </text:list>
      <text:p text:style-name="P2"><text:tab/>cero</text:p>
      <text:list xml:id="list31544080" text:continue-numbering="true" text:style-name="L3">
        <text:list-header>
          <text:p text:style-name="P8">uno</text:p>
          <text:p text:style-name="P8">dos</text:p>
          <text:p text:style-name="P8">tres</text:p>
          <text:p text:style-name="P8"><text:soft-page-break/>cuatro</text:p>
          <text:p text:style-name="P8">cinco</text:p>
          <text:p text:style-name="P8">seis</text:p>
          <text:p text:style-name="P8">siete</text:p>
          <text:p text:style-name="P8">ocho</text:p>
          <text:p text:style-name="P8">nueve</text:p>
        </text:list-header>
        <text:list-item>
          <text:p text:style-name="P8">Indica los pasos a seguir, usando el editor vi, para copiar al principio del fichero dígitos sus últimas tres líneas.</text:p>
          <text:p text:style-name="P8"/>
        </text:list-item>
        <text:list-item>
          <text:p text:style-name="P8">Sin usar el editor vi, añade al final del fichero copiar el contenido del fichero dígitos.</text:p>
        </text:list-item>
        <text:list-item>
          <text:p text:style-name="P8">Visualiza por pantalla el contenido del fichero copiar de forma ordenada eliminando las líneas duplicadas.</text:p>
        </text:list-item>
        <text:list-item>
          <text:p text:style-name="P8">Con un solo comando, visualiza el número de líneas, de palabras y de bytes de tus ficheros dígitos y copiar.</text:p>
        </text:list-item>
        <text:list-item>
          <text:p text:style-name="P8">Crea en tu directorio de inicio un fichero llamado resultado que contenga el resultado de comparar los ficheros dígitos y copiar.</text:p>
        </text:list-item>
        <text:list-item>
          <text:p text:style-name="P8">Visualiza, con un solo comando, las 7 últimas líneas de tus ficheros dígitos y copiar.</text:p>
        </text:list-item>
        <text:list-item>
          <text:p text:style-name="P8">Muestra en orden el contenido de las dos últimas líneas del fichero copiar que empiece por vocal escrita en minúscula.</text:p>
        </text:list-item>
        <text:list-item>
          <text:p text:style-name="P8">Compara la entrada estándar (teclado) que generes con el contenido del fichero dígitos.</text:p>
        </text:list-item>
        <text:list-item>
          <text:p text:style-name="P8">Limpia la pantalla.</text:p>
        </text:list-item>
        <text:list-item>
          <text:p text:style-name="P4"><text:span text:style-name="T1">Cambia el nombre de tu directorio </text:span><text:span text:style-name="Emphasis"><text:span text:style-name="T1">directorio1 </text:span></text:span><text:span text:style-name="T1">por </text:span><text:span text:style-name="Emphasis"><text:span text:style-name="T1">otrodirectorio</text:span></text:span><text:span text:style-name="T1">.</text:span></text:p>
        </text:list-item>
        <text:list-item>
          <text:p text:style-name="P8">Crea un fichero llamado listado que contenga, del directorio /home, el listado corto de aquellos ficheros/directorios cuyo nombre comience por “a”.</text:p>
        </text:list-item>
        <text:list-item>
          <text:p text:style-name="P8">Cambia de modo simbólico los permisos al fichero copiar de forma que ninguna categoría de usuario tenga el permiso de lectura.</text:p>
        </text:list-item>
        <text:list-item>
          <text:p text:style-name="P8">Cambia la máscara para tener los siguientes permisos por defecto: ficheros r w – r - - r - - directorios r w x r w x r - -</text:p>
        </text:list-item>
        <text:list-item>
          <text:p text:style-name="P8">Muestra el calendario del mes de Septiembre de 1999.</text:p>
        </text:list-item>
      </text:list>
      <text:p text:style-name="P2"><text:span text:style-name="T2"/></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egoe UI" svg:font-family="'Segoe UI', system-ui, 'Apple Color Emoji', 'Segoe UI Emoji', sans-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6H11M13S</meta:editing-duration>
    <meta:editing-cycles>7</meta:editing-cycles>
    <meta:generator>OpenOffice/4.1.7$Win32 OpenOffice.org_project/417m1$Build-9800</meta:generator>
    <dc:date>2021-11-26T11:31:03.53</dc:date>
    <dc:creator>javier loureiro</dc:creator>
    <meta:document-statistic meta:table-count="0" meta:image-count="0" meta:object-count="0" meta:page-count="3" meta:paragraph-count="72" meta:word-count="850" meta:character-count="4994"/>
    <meta:user-defined meta:name="Info 1"/>
    <meta:user-defined meta:name="Info 2"/>
    <meta:user-defined meta:name="Info 3"/>
    <meta:user-defined meta:name="Info 4"/>
  </office:meta>
</office:document-meta>
</file>